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1" svg:font-family="'Fira Cod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Fira Code" officeooo:rsid="000fc01c" officeooo:paragraph-rsid="000fc01c"/>
    </style:style>
    <style:style style:name="P2" style:family="paragraph" style:parent-style-name="Standard">
      <style:text-properties style:font-name="Fira Code" fo:font-size="10pt" officeooo:rsid="000fc01c" officeooo:paragraph-rsid="000fc01c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ch text format:</text:p>
      <text:p text:style-name="P2"/>
      <text:p text:style-name="P2">const NodeType = Enum(</text:p>
      <text:p text:style-name="P2"><text:tab/>'span',</text:p>
      <text:p text:style-name="P2"><text:tab/>'br',</text:p>
      <text:p text:style-name="P2"><text:tab/>'hr',</text:p>
      <text:p text:style-name="P2"><text:tab/>'ol',</text:p>
      <text:p text:style-name="P2"><text:tab/>'ul',</text:p>
      <text:p text:style-name="P2"><text:tab/>'li',</text:p>
      <text:p text:style-name="P2"><text:tab/>'strong',</text:p>
      <text:p text:style-name="P2"><text:tab/>'em',</text:p>
      <text:p text:style-name="P2"><text:tab/>'section',</text:p>
      <text:p text:style-name="P2"><text:tab/>'heading',</text:p>
      <text:p text:style-name="P2">)</text:p>
      <text:p text:style-name="P2"/>
      <text:p text:style-name="P2">interface CheckedNode {</text:p>
      <text:p text:style-name="P2"><text:tab/>$v: number // schema version</text:p>
      <text:p text:style-name="P2"><text:tab/>$type: NodeType</text:p>
      <text:p text:style-name="P2"><text:tab/>$classes: string[]</text:p>
      <text:p text:style-name="P2"><text:tab/>$content: string</text:p>
      <text:p text:style-name="P2"><text:tab/>// sub-nodes referenced in she content</text:p>
      <text:p text:style-name="P2"><text:tab/>$sub: {</text:p>
      <text:p text:style-name="P2"><text:tab/><text:tab/>[id: string]: Partial&lt;CheckedNode&gt;</text:p>
      <text:p text:style-name="P2"><text:tab/>}</text:p>
      <text:p text:style-name="P2"><text:tab/>// hints for renderers. May or may not be used.</text:p>
      <text:p text:style-name="P2"><text:tab/>$hints: {</text:p>
      <text:p text:style-name="P2"><text:tab/><text:tab/>[k: string]: any</text:p>
      <text:p text:style-name="P2"><text:tab/>}</text:p>
      <text:p text:style-name="P2">}</text:p>
      <text:p text:style-name="P2"/>
      <text:p text:style-name="P2">const LogLevel = Enum(</text:p>
      <text:p text:style-name="P2"><text:tab/>'alert',</text:p>
      <text:p text:style-name="P2"><text:tab/>'crit',</text:p>
      <text:p text:style-name="P2"><text:tab/>'debug',</text:p>
      <text:p text:style-name="P2"><text:tab/>'emerg',</text:p>
      <text:p text:style-name="P2"><text:tab/>'error',</text:p>
      <text:p text:style-name="P2"><text:tab/>'fatal',</text:p>
      <text:p text:style-name="P2"><text:tab/>'info',</text:p>
      <text:p text:style-name="P2"><text:tab/>'log',</text:p>
      <text:p text:style-name="P2"><text:tab/>'notice',</text:p>
      <text:p text:style-name="P2"><text:tab/>'silly',</text:p>
      <text:p text:style-name="P2"><text:tab/>'trace',</text:p>
      <text:p text:style-name="P2"><text:tab/>'verbose',</text:p>
      <text:p text:style-name="P2"><text:tab/>'warn',</text:p>
      <text:p text:style-name="P2"><text:tab/>'warning',</text:p>
      <text:p text:style-name="P2">)</text:p>
      <text:p text:style-name="P2"/>
      <text:p text:style-name="P2">const ItemQuality = Enum(</text:p>
      <text:p text:style-name="P2"><text:tab/>'common',</text:p>
      <text:p text:style-name="P2"><text:tab/>'uncommon',</text:p>
      <text:p text:style-name="P2"><text:tab/>'rare',</text:p>
      <text:p text:style-name="P2"><text:tab/>'epic',</text:p>
      <text:p text:style-name="P2"><text:tab/>'legendary',</text:p>
      <text:p text:style-name="P2"><text:tab/>'artifact',</text:p>
      <text:p text:style-name="P2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1" svg:font-family="'Fira Code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ira Code" svg:font-family="'Fira Code'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7:20:10.396285000</meta:creation-date>
    <meta:generator>LibreOffice/5.4.2.2$MacOSX_X86_64 LibreOffice_project/22b09f6418e8c2d508a9eaf86b2399209b0990f4</meta:generator>
    <dc:date>2017-12-22T17:24:00.211488000</dc:date>
    <meta:editing-duration>PT3M51S</meta:editing-duration>
    <meta:editing-cycles>3</meta:editing-cycles>
    <meta:document-statistic meta:table-count="0" meta:image-count="0" meta:object-count="0" meta:page-count="1" meta:paragraph-count="51" meta:word-count="91" meta:character-count="622" meta:non-whitespace-character-count="538"/>
  </office:meta>
</office:document-meta>
</file>